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80" calcext:value-type="float">
            <text:p>80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71" calcext:value-type="float">
            <text:p>71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3" calcext:value-type="float">
            <text:p>63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rontend fornito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est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table:number-columns-repeated="7"/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7T21:50:09.240557460</dc:date>
    <meta:editing-duration>PT6H3M13S</meta:editing-duration>
    <meta:editing-cycles>75</meta:editing-cycles>
    <meta:generator>LibreOffice/7.3.7.2$Linux_X86_64 LibreOffice_project/30$Build-2</meta:generator>
    <meta:document-statistic meta:table-count="1" meta:cell-count="275" meta:object-count="0"/>
  </office:meta>
</office:document-meta>
</file>